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Sequence.UserSequen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UserSequence.UserSequence( List allUs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UserSequence.getNextUserMod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